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80891"/>
    </style:style>
    <style:style style:name="P2" style:family="paragraph" style:parent-style-name="Standard">
      <style:text-properties officeooo:paragraph-rsid="00199e04"/>
    </style:style>
    <style:style style:name="P3" style:family="paragraph" style:parent-style-name="Standard">
      <style:text-properties officeooo:paragraph-rsid="001a8685"/>
    </style:style>
    <style:style style:name="P4" style:family="paragraph" style:parent-style-name="Standard">
      <style:text-properties officeooo:paragraph-rsid="001c256b"/>
    </style:style>
    <style:style style:name="P5" style:family="paragraph" style:parent-style-name="Standard">
      <style:text-properties officeooo:paragraph-rsid="001fc846"/>
    </style:style>
    <style:style style:name="P6" style:family="paragraph" style:parent-style-name="Standard">
      <style:text-properties officeooo:paragraph-rsid="0023bd6c"/>
    </style:style>
    <style:style style:name="P7" style:family="paragraph" style:parent-style-name="Standard">
      <style:text-properties officeooo:paragraph-rsid="0024a546"/>
    </style:style>
    <style:style style:name="P8" style:family="paragraph" style:parent-style-name="Standard">
      <style:text-properties officeooo:paragraph-rsid="00180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. <text:s/>remote secure login (via xmanager )</text:p>
      <text:p text:style-name="P6">ssh -X <text:a xlink:type="simple" xlink:href="mailto:loginname@hostname">loginname@hostname</text:a> -p 22221</text:p>
      <text:p text:style-name="P6"/>
      <text:p text:style-name="P6">1. IP check --- &gt;ip addr, /sbin/ifconfig</text:p>
      <text:p text:style-name="P6"><text:s text:c="3"/>OS check— &gt;lsb_release -a, <text:s/>cat /proc/version</text:p>
      <text:p text:style-name="P6"><text:s text:c="3"/>For disk information &gt;df, du</text:p>
      <text:p text:style-name="P6"><text:s text:c="3"/>For memory info &gt;free</text:p>
      <text:p text:style-name="P6"><text:s text:c="3"/>Display linux tasks &gt;top</text:p>
      <text:p text:style-name="P7"><text:s text:c="3"/>Current <text:s/>process’s job &gt;ps, ps -aux, kill -9 #pid</text:p>
      <text:p text:style-name="P7"><text:s text:c="3"/>cpu info &gt; more /proc/cpuinfo, <text:s/>lscpu, </text:p>
      <text:p text:style-name="P7"/>
      <text:p text:style-name="P3">2. help form man—chapter 2</text:p>
      <text:p text:style-name="P3">&gt;man</text:p>
      <text:p text:style-name="P3">&gt;whatis</text:p>
      <text:p text:style-name="P3">&gt;whereis</text:p>
      <text:p text:style-name="P4">&gt;</text:p>
      <text:p text:style-name="P1">3. frequently used commands- chapter 7 and chapter 8</text:p>
      <text:p text:style-name="P1">&gt; cd <text:s text:c="2"/></text:p>
      <text:p text:style-name="P1">&gt; pwd</text:p>
      <text:p text:style-name="P1">&gt;echo $HOME --&gt;see /etc/passwd</text:p>
      <text:p text:style-name="P1">&gt; mkdir</text:p>
      <text:p text:style-name="P1">&gt; ls, ls -all, ls -ltu, ls -R</text:p>
      <text:p text:style-name="P1">&gt; man ‘command’</text:p>
      <text:p text:style-name="P1">&gt; emacs -editor </text:p>
      <text:p text:style-name="P1">background job run --&gt; <text:s/>command &amp;</text:p>
      <text:p text:style-name="P1">&gt;bg</text:p>
      <text:p text:style-name="P1">&gt;fg</text:p>
      <text:p text:style-name="P2">&gt;alias </text:p>
      <text:p text:style-name="P2"/>
      <text:p text:style-name="P1">4. finding file – command -find &amp; locate &amp; permissions – chapter 9</text:p>
      <text:p text:style-name="P1"/>
      <text:p text:style-name="P5">5. handling files -chapter 10</text:p>
      <text:p text:style-name="P1"/>
      <text:p text:style-name="P1">6. optimizing disk space –chapter15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3:22:54</meta:creation-date>
    <dc:date>2019-03-07T15:15:16</dc:date>
    <meta:editing-duration>PT7H51M41S</meta:editing-duration>
    <meta:editing-cycles>5</meta:editing-cycles>
    <meta:generator>LibreOffice/4.0.4.2$Linux_X86_64 LibreOffice_project/400m0$Build-2</meta:generator>
    <meta:document-statistic meta:table-count="0" meta:image-count="0" meta:object-count="0" meta:page-count="1" meta:paragraph-count="30" meta:word-count="128" meta:character-count="721" meta:non-whitespace-character-count="593"/>
  </office:meta>
</office:document-meta>
</file>